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96mm"/>
    </style:style>
    <style:style style:name="co2" style:family="table-column">
      <style:table-column-properties fo:break-before="auto" style:column-width="28.19mm"/>
    </style:style>
    <style:style style:name="co3" style:family="table-column">
      <style:table-column-properties fo:break-before="auto" style:column-width="22.54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5.17mm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fo:background-color="#fffbcc" fo:padding="0.71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padding="0.71m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kusz1" table:style-name="ta1">
        <office:forms form:automatic-focus="false" form:apply-design-mode="false"/>
        <table:table-column table:style-name="co1" table:number-columns-repeated="8" table:default-cell-style-name="ce1"/>
        <table:table-column table:style-name="co2" table:default-cell-style-name="ce1"/>
        <table:table-column table:style-name="co3" table:number-columns-repeated="248" table:default-cell-style-name="ce1"/>
        <table:table-column table:style-name="co3" table:number-columns-repeated="767" table:default-cell-style-name="Default"/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zyf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HAR(IF(CODE(LOWER([.D2]))+1&gt;122;CODE(LOWER([.D2]))+1-26;CODE(LOWER([.D2]))+1))" office:value-type="string" office:string-value="w" calcext:value-type="string">
            <text:p>w</text:p>
          </table:table-cell>
          <table:table-cell table:number-columns-repeated="1014"/>
        </table:table-row>
        <table:table-row table:style-name="ro2">
          <table:table-cell table:formula="of:=CHAR(IF(CODE(LOWER([.B2]))-1&lt;97;CODE(LOWER([.B2]))-1+26;CODE(LOWER([.B2]))-1))" office:value-type="string" office:string-value="s" calcext:value-type="string">
            <text:p>s</text:p>
          </table:table-cell>
          <table:table-cell table:formula="of:=CHAR(IF(CODE(LOWER([.C2]))-1&lt;97;CODE(LOWER([.C2]))-1+26;CODE(LOWER([.C2]))-1))" office:value-type="string" office:string-value="t" calcext:value-type="string">
            <text:p>t</text:p>
          </table:table-cell>
          <table:table-cell table:formula="of:=CHAR(IF(CODE(LOWER([.D2]))-1&lt;97;CODE(LOWER([.D2]))-1+26;CODE(LOWER([.D2]))-1))" office:value-type="string" office:string-value="u" calcext:value-type="string">
            <text:p>u</text:p>
          </table:table-cell>
          <table:table-cell table:style-name="ce2" office:value-type="string" calcext:value-type="string">
            <text:p>v</text:p>
          </table:table-cell>
          <table:table-cell table:style-name="ce3" table:formula="of:=CHAR(IF(CODE(LOWER([.D2]))+1&gt;122;CODE(LOWER([.D2]))+1-26;CODE(LOWER([.D2]))+1))" office:value-type="string" office:string-value="w" calcext:value-type="string">
            <text:p>w</text:p>
          </table:table-cell>
          <table:table-cell table:style-name="ce3" table:formula="of:=CHAR(IF(CODE(LOWER([.E2]))+1&gt;122;CODE(LOWER([.E2]))+1-26;CODE(LOWER([.E2]))+1))" office:value-type="string" office:string-value="x" calcext:value-type="string">
            <text:p>x</text:p>
          </table:table-cell>
          <table:table-cell table:style-name="ce3" table:formula="of:=CHAR(IF(CODE(LOWER([.F2]))+1&gt;122;CODE(LOWER([.F2]))+1-26;CODE(LOWER([.F2]))+1))" office:value-type="string" office:string-value="y" calcext:value-type="string">
            <text:p>y</text:p>
          </table:table-cell>
          <table:table-cell/>
          <table:table-cell office:value-type="string" calcext:value-type="string">
            <text:p>LITERY.MAŁE()</text:p>
          </table:table-cell>
          <table:table-cell table:formula="of:=CHAR(IF(CODE(LOWER([.D3]))+1&gt;122;CODE(LOWER([.D3]))+1-26;CODE(LOWER([.D3]))+1))" office:value-type="string" office:string-value="d" calcext:value-type="string">
            <text:p>d</text:p>
          </table:table-cell>
          <table:table-cell table:number-columns-repeated="1014"/>
        </table:table-row>
        <table:table-row table:style-name="ro2">
          <table:table-cell table:formula="of:=CHAR(IF(CODE(LOWER([.B3]))-1&lt;97;CODE(LOWER([.B3]))-1+26;CODE(LOWER([.B3]))-1))" office:value-type="string" office:string-value="z" calcext:value-type="string">
            <text:p>z</text:p>
          </table:table-cell>
          <table:table-cell table:formula="of:=CHAR(IF(CODE(LOWER([.C3]))-1&lt;97;CODE(LOWER([.C3]))-1+26;CODE(LOWER([.C3]))-1))" office:value-type="string" office:string-value="a" calcext:value-type="string">
            <text:p>a</text:p>
          </table:table-cell>
          <table:table-cell table:formula="of:=CHAR(IF(CODE(LOWER([.D3]))-1&lt;97;CODE(LOWER([.D3]))-1+26;CODE(LOWER([.D3]))-1))" office:value-type="string" office:string-value="b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3" table:formula="of:=CHAR(IF(CODE(LOWER([.D3]))+1&gt;122;CODE(LOWER([.D3]))+1-26;CODE(LOWER([.D3]))+1))" office:value-type="string" office:string-value="d" calcext:value-type="string">
            <text:p>d</text:p>
          </table:table-cell>
          <table:table-cell table:style-name="ce3" table:formula="of:=CHAR(IF(CODE(LOWER([.E3]))+1&gt;122;CODE(LOWER([.E3]))+1-26;CODE(LOWER([.E3]))+1))" office:value-type="string" office:string-value="e" calcext:value-type="string">
            <text:p>e</text:p>
          </table:table-cell>
          <table:table-cell table:style-name="ce3" table:formula="of:=CHAR(IF(CODE(LOWER([.F3]))+1&gt;122;CODE(LOWER([.F3]))+1-26;CODE(LOWER([.F3]))+1))" office:value-type="string" office:string-value="f" calcext:value-type="string">
            <text:p>f</text:p>
          </table:table-cell>
          <table:table-cell/>
          <table:table-cell office:value-type="string" calcext:value-type="string">
            <text:p>KOD()</text:p>
          </table:table-cell>
          <table:table-cell table:formula="of:=CHAR(IF(CODE(LOWER([.D4]))+1&gt;122;CODE(LOWER([.D4]))+1-26;CODE(LOWER([.D4]))+1))" office:value-type="string" office:string-value="c" calcext:value-type="string">
            <text:p>c</text:p>
          </table:table-cell>
          <table:table-cell table:number-columns-repeated="1014"/>
        </table:table-row>
        <table:table-row table:style-name="ro2">
          <table:table-cell table:formula="of:=CHAR(IF(CODE(LOWER([.B4]))-1&lt;97;CODE(LOWER([.B4]))-1+26;CODE(LOWER([.B4]))-1))" office:value-type="string" office:string-value="y" calcext:value-type="string">
            <text:p>y</text:p>
          </table:table-cell>
          <table:table-cell table:formula="of:=CHAR(IF(CODE(LOWER([.C4]))-1&lt;97;CODE(LOWER([.C4]))-1+26;CODE(LOWER([.C4]))-1))" office:value-type="string" office:string-value="z" calcext:value-type="string">
            <text:p>z</text:p>
          </table:table-cell>
          <table:table-cell table:formula="of:=CHAR(IF(CODE(LOWER([.D4]))-1&lt;97;CODE(LOWER([.D4]))-1+26;CODE(LOWER([.D4]))-1))" office:value-type="string" office:string-value="a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3" table:formula="of:=CHAR(IF(CODE(LOWER([.D4]))+1&gt;122;CODE(LOWER([.D4]))+1-26;CODE(LOWER([.D4]))+1))" office:value-type="string" office:string-value="c" calcext:value-type="string">
            <text:p>c</text:p>
          </table:table-cell>
          <table:table-cell table:style-name="ce3" table:formula="of:=CHAR(IF(CODE(LOWER([.E4]))+1&gt;122;CODE(LOWER([.E4]))+1-26;CODE(LOWER([.E4]))+1))" office:value-type="string" office:string-value="d" calcext:value-type="string">
            <text:p>d</text:p>
          </table:table-cell>
          <table:table-cell table:style-name="ce3" table:formula="of:=CHAR(IF(CODE(LOWER([.F4]))+1&gt;122;CODE(LOWER([.F4]))+1-26;CODE(LOWER([.F4]))+1))" office:value-type="string" office:string-value="e" calcext:value-type="string">
            <text:p>e</text:p>
          </table:table-cell>
          <table:table-cell/>
          <table:table-cell office:value-type="string" calcext:value-type="string">
            <text:p>ZNAK()</text:p>
          </table:table-cell>
          <table:table-cell table:formula="of:=CHAR(IF(CODE(LOWER([.D5]))+1&gt;122;CODE(LOWER([.D5]))+1-26;CODE(LOWER([.D5]))+1))" office:value-type="string" office:string-value="j" calcext:value-type="string">
            <text:p>j</text:p>
          </table:table-cell>
          <table:table-cell table:number-columns-repeated="1014"/>
        </table:table-row>
        <table:table-row table:style-name="ro2">
          <table:table-cell table:formula="of:=CHAR(IF(CODE(LOWER([.B5]))-1&lt;97;CODE(LOWER([.B5]))-1+26;CODE(LOWER([.B5]))-1))" office:value-type="string" office:string-value="f" calcext:value-type="string">
            <text:p>f</text:p>
          </table:table-cell>
          <table:table-cell table:formula="of:=CHAR(IF(CODE(LOWER([.C5]))-1&lt;97;CODE(LOWER([.C5]))-1+26;CODE(LOWER([.C5]))-1))" office:value-type="string" office:string-value="g" calcext:value-type="string">
            <text:p>g</text:p>
          </table:table-cell>
          <table:table-cell table:formula="of:=CHAR(IF(CODE(LOWER([.D5]))-1&lt;97;CODE(LOWER([.D5]))-1+26;CODE(LOWER([.D5]))-1))" office:value-type="string" office:string-value="h" calcext:value-type="string">
            <text:p>h</text:p>
          </table:table-cell>
          <table:table-cell table:style-name="ce2" office:value-type="string" calcext:value-type="string">
            <text:p>i</text:p>
          </table:table-cell>
          <table:table-cell table:style-name="ce3" table:formula="of:=CHAR(IF(CODE(LOWER([.D5]))+1&gt;122;CODE(LOWER([.D5]))+1-26;CODE(LOWER([.D5]))+1))" office:value-type="string" office:string-value="j" calcext:value-type="string">
            <text:p>j</text:p>
          </table:table-cell>
          <table:table-cell table:style-name="ce3" table:formula="of:=CHAR(IF(CODE(LOWER([.E5]))+1&gt;122;CODE(LOWER([.E5]))+1-26;CODE(LOWER([.E5]))+1))" office:value-type="string" office:string-value="k" calcext:value-type="string">
            <text:p>k</text:p>
          </table:table-cell>
          <table:table-cell table:style-name="ce3" table:formula="of:=CHAR(IF(CODE(LOWER([.F5]))+1&gt;122;CODE(LOWER([.F5]))+1-26;CODE(LOWER([.F5]))+1))" office:value-type="string" office:string-value="l" calcext:value-type="string">
            <text:p>l</text:p>
          </table:table-cell>
          <table:table-cell table:number-columns-repeated="2"/>
          <table:table-cell table:formula="of:=CHAR(IF(CODE(LOWER([.D6]))+1&gt;122;CODE(LOWER([.D6]))+1-26;CODE(LOWER([.D6]))+1))" office:value-type="string" office:string-value="v" calcext:value-type="string">
            <text:p>v</text:p>
          </table:table-cell>
          <table:table-cell table:number-columns-repeated="1014"/>
        </table:table-row>
        <table:table-row table:style-name="ro2">
          <table:table-cell table:formula="of:=CHAR(IF(CODE(LOWER([.B6]))-1&lt;97;CODE(LOWER([.B6]))-1+26;CODE(LOWER([.B6]))-1))" office:value-type="string" office:string-value="r" calcext:value-type="string">
            <text:p>r</text:p>
          </table:table-cell>
          <table:table-cell table:formula="of:=CHAR(IF(CODE(LOWER([.C6]))-1&lt;97;CODE(LOWER([.C6]))-1+26;CODE(LOWER([.C6]))-1))" office:value-type="string" office:string-value="s" calcext:value-type="string">
            <text:p>s</text:p>
          </table:table-cell>
          <table:table-cell table:formula="of:=CHAR(IF(CODE(LOWER([.D6]))-1&lt;97;CODE(LOWER([.D6]))-1+26;CODE(LOWER([.D6]))-1))" office:value-type="string" office:string-value="t" calcext:value-type="string">
            <text:p>t</text:p>
          </table:table-cell>
          <table:table-cell table:style-name="ce2" office:value-type="string" calcext:value-type="string">
            <text:p>u</text:p>
          </table:table-cell>
          <table:table-cell table:style-name="ce3" table:formula="of:=CHAR(IF(CODE(LOWER([.D6]))+1&gt;122;CODE(LOWER([.D6]))+1-26;CODE(LOWER([.D6]))+1))" office:value-type="string" office:string-value="v" calcext:value-type="string">
            <text:p>v</text:p>
          </table:table-cell>
          <table:table-cell table:style-name="ce3" table:formula="of:=CHAR(IF(CODE(LOWER([.E6]))+1&gt;122;CODE(LOWER([.E6]))+1-26;CODE(LOWER([.E6]))+1))" office:value-type="string" office:string-value="w" calcext:value-type="string">
            <text:p>w</text:p>
          </table:table-cell>
          <table:table-cell table:style-name="ce3" table:formula="of:=CHAR(IF(CODE(LOWER([.F6]))+1&gt;122;CODE(LOWER([.F6]))+1-26;CODE(LOWER([.F6]))+1))" office:value-type="string" office:string-value="x" calcext:value-type="string">
            <text:p>x</text:p>
          </table:table-cell>
          <table:table-cell table:number-columns-repeated="2"/>
          <table:table-cell table:formula="of:=CHAR(IF(CODE(LOWER([.D7]))+1&gt;122;CODE(LOWER([.D7]))+1-26;CODE(LOWER([.D7]))+1))" office:value-type="string" office:string-value="g" calcext:value-type="string">
            <text:p>g</text:p>
          </table:table-cell>
          <table:table-cell table:number-columns-repeated="1014"/>
        </table:table-row>
        <table:table-row table:style-name="ro2">
          <table:table-cell table:formula="of:=CHAR(IF(CODE(LOWER([.B7]))-1&lt;97;CODE(LOWER([.B7]))-1+26;CODE(LOWER([.B7]))-1))" office:value-type="string" office:string-value="c" calcext:value-type="string">
            <text:p>c</text:p>
          </table:table-cell>
          <table:table-cell table:formula="of:=CHAR(IF(CODE(LOWER([.C7]))-1&lt;97;CODE(LOWER([.C7]))-1+26;CODE(LOWER([.C7]))-1))" office:value-type="string" office:string-value="d" calcext:value-type="string">
            <text:p>d</text:p>
          </table:table-cell>
          <table:table-cell table:formula="of:=CHAR(IF(CODE(LOWER([.D7]))-1&lt;97;CODE(LOWER([.D7]))-1+26;CODE(LOWER([.D7]))-1))" office:value-type="string" office:string-value="e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3" table:formula="of:=CHAR(IF(CODE(LOWER([.D7]))+1&gt;122;CODE(LOWER([.D7]))+1-26;CODE(LOWER([.D7]))+1))" office:value-type="string" office:string-value="g" calcext:value-type="string">
            <text:p>g</text:p>
          </table:table-cell>
          <table:table-cell table:style-name="ce3" table:formula="of:=CHAR(IF(CODE(LOWER([.E7]))+1&gt;122;CODE(LOWER([.E7]))+1-26;CODE(LOWER([.E7]))+1))" office:value-type="string" office:string-value="h" calcext:value-type="string">
            <text:p>h</text:p>
          </table:table-cell>
          <table:table-cell table:style-name="ce3" table:formula="of:=CHAR(IF(CODE(LOWER([.F7]))+1&gt;122;CODE(LOWER([.F7]))+1-26;CODE(LOWER([.F7]))+1))" office:value-type="string" office:string-value="i" calcext:value-type="string">
            <text:p>i</text:p>
          </table:table-cell>
          <table:table-cell table:number-columns-repeated="2"/>
          <table:table-cell table:formula="of:=CHAR(IF(CODE(LOWER([.D8]))+1&gt;122;CODE(LOWER([.D8]))+1-26;CODE(LOWER([.D8]))+1))" office:value-type="string" office:string-value="i" calcext:value-type="string">
            <text:p>i</text:p>
          </table:table-cell>
          <table:table-cell table:number-columns-repeated="1014"/>
        </table:table-row>
        <table:table-row table:style-name="ro2">
          <table:table-cell table:formula="of:=CHAR(IF(CODE(LOWER([.B8]))-1&lt;97;CODE(LOWER([.B8]))-1+26;CODE(LOWER([.B8]))-1))" office:value-type="string" office:string-value="e" calcext:value-type="string">
            <text:p>e</text:p>
          </table:table-cell>
          <table:table-cell table:formula="of:=CHAR(IF(CODE(LOWER([.C8]))-1&lt;97;CODE(LOWER([.C8]))-1+26;CODE(LOWER([.C8]))-1))" office:value-type="string" office:string-value="f" calcext:value-type="string">
            <text:p>f</text:p>
          </table:table-cell>
          <table:table-cell table:formula="of:=CHAR(IF(CODE(LOWER([.D8]))-1&lt;97;CODE(LOWER([.D8]))-1+26;CODE(LOWER([.D8]))-1))" office:value-type="string" office:string-value="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style-name="ce3" table:formula="of:=CHAR(IF(CODE(LOWER([.D8]))+1&gt;122;CODE(LOWER([.D8]))+1-26;CODE(LOWER([.D8]))+1))" office:value-type="string" office:string-value="i" calcext:value-type="string">
            <text:p>i</text:p>
          </table:table-cell>
          <table:table-cell table:style-name="ce3" table:formula="of:=CHAR(IF(CODE(LOWER([.E8]))+1&gt;122;CODE(LOWER([.E8]))+1-26;CODE(LOWER([.E8]))+1))" office:value-type="string" office:string-value="j" calcext:value-type="string">
            <text:p>j</text:p>
          </table:table-cell>
          <table:table-cell table:style-name="ce3" table:formula="of:=CHAR(IF(CODE(LOWER([.F8]))+1&gt;122;CODE(LOWER([.F8]))+1-26;CODE(LOWER([.F8]))+1))" office:value-type="string" office:string-value="k" calcext:value-type="string">
            <text:p>k</text:p>
          </table:table-cell>
          <table:table-cell table:number-columns-repeated="2"/>
          <table:table-cell table:formula="of:=CHAR(IF(CODE(LOWER([.D9]))+1&gt;122;CODE(LOWER([.D9]))+1-26;CODE(LOWER([.D9]))+1))" office:value-type="string" office:string-value="d" calcext:value-type="string">
            <text:p>d</text:p>
          </table:table-cell>
          <table:table-cell table:number-columns-repeated="1014"/>
        </table:table-row>
        <table:table-row table:style-name="ro2">
          <table:table-cell table:formula="of:=CHAR(IF(CODE(LOWER([.B9]))-1&lt;97;CODE(LOWER([.B9]))-1+26;CODE(LOWER([.B9]))-1))" office:value-type="string" office:string-value="z" calcext:value-type="string">
            <text:p>z</text:p>
          </table:table-cell>
          <table:table-cell table:formula="of:=CHAR(IF(CODE(LOWER([.C9]))-1&lt;97;CODE(LOWER([.C9]))-1+26;CODE(LOWER([.C9]))-1))" office:value-type="string" office:string-value="a" calcext:value-type="string">
            <text:p>a</text:p>
          </table:table-cell>
          <table:table-cell table:formula="of:=CHAR(IF(CODE(LOWER([.D9]))-1&lt;97;CODE(LOWER([.D9]))-1+26;CODE(LOWER([.D9]))-1))" office:value-type="string" office:string-value="b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3" table:formula="of:=CHAR(IF(CODE(LOWER([.D9]))+1&gt;122;CODE(LOWER([.D9]))+1-26;CODE(LOWER([.D9]))+1))" office:value-type="string" office:string-value="d" calcext:value-type="string">
            <text:p>d</text:p>
          </table:table-cell>
          <table:table-cell table:style-name="ce3" table:formula="of:=CHAR(IF(CODE(LOWER([.E9]))+1&gt;122;CODE(LOWER([.E9]))+1-26;CODE(LOWER([.E9]))+1))" office:value-type="string" office:string-value="e" calcext:value-type="string">
            <text:p>e</text:p>
          </table:table-cell>
          <table:table-cell table:style-name="ce3" table:formula="of:=CHAR(IF(CODE(LOWER([.F9]))+1&gt;122;CODE(LOWER([.F9]))+1-26;CODE(LOWER([.F9]))+1))" office:value-type="string" office:string-value="f" calcext:value-type="string">
            <text:p>f</text:p>
          </table:table-cell>
          <table:table-cell table:number-columns-repeated="2"/>
          <table:table-cell table:formula="of:=CHAR(IF(CODE(LOWER([.D10]))+1&gt;122;CODE(LOWER([.D10]))+1-26;CODE(LOWER([.D10]))+1))" office:value-type="string" office:string-value="e" calcext:value-type="string">
            <text:p>e</text:p>
          </table:table-cell>
          <table:table-cell table:number-columns-repeated="1014"/>
        </table:table-row>
        <table:table-row table:style-name="ro2">
          <table:table-cell table:formula="of:=CHAR(IF(CODE(LOWER([.B10]))-1&lt;97;CODE(LOWER([.B10]))-1+26;CODE(LOWER([.B10]))-1))" office:value-type="string" office:string-value="a" calcext:value-type="string">
            <text:p>a</text:p>
          </table:table-cell>
          <table:table-cell table:formula="of:=CHAR(IF(CODE(LOWER([.C10]))-1&lt;97;CODE(LOWER([.C10]))-1+26;CODE(LOWER([.C10]))-1))" office:value-type="string" office:string-value="b" calcext:value-type="string">
            <text:p>b</text:p>
          </table:table-cell>
          <table:table-cell table:formula="of:=CHAR(IF(CODE(LOWER([.D10]))-1&lt;97;CODE(LOWER([.D10]))-1+26;CODE(LOWER([.D10]))-1))" office:value-type="string" office:string-value="c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3" table:formula="of:=CHAR(IF(CODE(LOWER([.D10]))+1&gt;122;CODE(LOWER([.D10]))+1-26;CODE(LOWER([.D10]))+1))" office:value-type="string" office:string-value="e" calcext:value-type="string">
            <text:p>e</text:p>
          </table:table-cell>
          <table:table-cell table:style-name="ce3" table:formula="of:=CHAR(IF(CODE(LOWER([.E10]))+1&gt;122;CODE(LOWER([.E10]))+1-26;CODE(LOWER([.E10]))+1))" office:value-type="string" office:string-value="f" calcext:value-type="string">
            <text:p>f</text:p>
          </table:table-cell>
          <table:table-cell table:style-name="ce3" table:formula="of:=CHAR(IF(CODE(LOWER([.F10]))+1&gt;122;CODE(LOWER([.F10]))+1-26;CODE(LOWER([.F10]))+1))" office:value-type="string" office:string-value="g" calcext:value-type="string">
            <text:p>g</text:p>
          </table:table-cell>
          <table:table-cell table:number-columns-repeated="2"/>
          <table:table-cell table:formula="of:=CHAR(IF(CODE(LOWER([.D11]))+1&gt;122;CODE(LOWER([.D11]))+1-26;CODE(LOWER([.D11]))+1))" office:value-type="string" office:string-value="v" calcext:value-type="string">
            <text:p>v</text:p>
          </table:table-cell>
          <table:table-cell table:number-columns-repeated="1014"/>
        </table:table-row>
        <table:table-row table:style-name="ro2">
          <table:table-cell table:formula="of:=CHAR(IF(CODE(LOWER([.B11]))-1&lt;97;CODE(LOWER([.B11]))-1+26;CODE(LOWER([.B11]))-1))" office:value-type="string" office:string-value="r" calcext:value-type="string">
            <text:p>r</text:p>
          </table:table-cell>
          <table:table-cell table:formula="of:=CHAR(IF(CODE(LOWER([.C11]))-1&lt;97;CODE(LOWER([.C11]))-1+26;CODE(LOWER([.C11]))-1))" office:value-type="string" office:string-value="s" calcext:value-type="string">
            <text:p>s</text:p>
          </table:table-cell>
          <table:table-cell table:formula="of:=CHAR(IF(CODE(LOWER([.D11]))-1&lt;97;CODE(LOWER([.D11]))-1+26;CODE(LOWER([.D11]))-1))" office:value-type="string" office:string-value="t" calcext:value-type="string">
            <text:p>t</text:p>
          </table:table-cell>
          <table:table-cell table:style-name="ce2" office:value-type="string" calcext:value-type="string">
            <text:p>u</text:p>
          </table:table-cell>
          <table:table-cell table:style-name="ce3" table:formula="of:=CHAR(IF(CODE(LOWER([.D11]))+1&gt;122;CODE(LOWER([.D11]))+1-26;CODE(LOWER([.D11]))+1))" office:value-type="string" office:string-value="v" calcext:value-type="string">
            <text:p>v</text:p>
          </table:table-cell>
          <table:table-cell table:style-name="ce3" table:formula="of:=CHAR(IF(CODE(LOWER([.E11]))+1&gt;122;CODE(LOWER([.E11]))+1-26;CODE(LOWER([.E11]))+1))" office:value-type="string" office:string-value="w" calcext:value-type="string">
            <text:p>w</text:p>
          </table:table-cell>
          <table:table-cell table:style-name="ce3" table:formula="of:=CHAR(IF(CODE(LOWER([.F11]))+1&gt;122;CODE(LOWER([.F11]))+1-26;CODE(LOWER([.F11]))+1))" office:value-type="string" office:string-value="x" calcext:value-type="string">
            <text:p>x</text:p>
          </table:table-cell>
          <table:table-cell table:number-columns-repeated="2"/>
          <table:table-cell table:formula="of:=CHAR(IF(CODE(LOWER([.D12]))+1&gt;122;CODE(LOWER([.D12]))+1-26;CODE(LOWER([.D12]))+1))" office:value-type="string" office:string-value="e" calcext:value-type="string">
            <text:p>e</text:p>
          </table:table-cell>
          <table:table-cell table:number-columns-repeated="1014"/>
        </table:table-row>
        <table:table-row table:style-name="ro2">
          <table:table-cell table:formula="of:=CHAR(IF(CODE(LOWER([.B12]))-1&lt;97;CODE(LOWER([.B12]))-1+26;CODE(LOWER([.B12]))-1))" office:value-type="string" office:string-value="a" calcext:value-type="string">
            <text:p>a</text:p>
          </table:table-cell>
          <table:table-cell table:formula="of:=CHAR(IF(CODE(LOWER([.C12]))-1&lt;97;CODE(LOWER([.C12]))-1+26;CODE(LOWER([.C12]))-1))" office:value-type="string" office:string-value="b" calcext:value-type="string">
            <text:p>b</text:p>
          </table:table-cell>
          <table:table-cell table:formula="of:=CHAR(IF(CODE(LOWER([.D12]))-1&lt;97;CODE(LOWER([.D12]))-1+26;CODE(LOWER([.D12]))-1))" office:value-type="string" office:string-value="c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3" table:formula="of:=CHAR(IF(CODE(LOWER([.D12]))+1&gt;122;CODE(LOWER([.D12]))+1-26;CODE(LOWER([.D12]))+1))" office:value-type="string" office:string-value="e" calcext:value-type="string">
            <text:p>e</text:p>
          </table:table-cell>
          <table:table-cell table:style-name="ce3" table:formula="of:=CHAR(IF(CODE(LOWER([.E12]))+1&gt;122;CODE(LOWER([.E12]))+1-26;CODE(LOWER([.E12]))+1))" office:value-type="string" office:string-value="f" calcext:value-type="string">
            <text:p>f</text:p>
          </table:table-cell>
          <table:table-cell table:style-name="ce3" table:formula="of:=CHAR(IF(CODE(LOWER([.F12]))+1&gt;122;CODE(LOWER([.F12]))+1-26;CODE(LOWER([.F12]))+1))" office:value-type="string" office:string-value="g" calcext:value-type="string">
            <text:p>g</text:p>
          </table:table-cell>
          <table:table-cell table:number-columns-repeated="2"/>
          <table:table-cell table:formula="of:=CHAR(IF(CODE(LOWER([.D13]))+1&gt;122;CODE(LOWER([.D13]))+1-26;CODE(LOWER([.D13]))+1))" office:value-type="string" office:string-value="n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BCD</text:p>
          </table:table-cell>
          <table:table-cell office:value-type="string" calcext:value-type="string">
            <text:p>EFGH</text:p>
          </table:table-cell>
          <table:table-cell office:value-type="string" calcext:value-type="string">
            <text:p>IJKL</text:p>
          </table:table-cell>
          <table:table-cell office:value-type="string" calcext:value-type="string">
            <text:p>MNOP</text:p>
          </table:table-cell>
          <table:table-cell office:value-type="string" calcext:value-type="string">
            <text:p>QRST</text:p>
          </table:table-cell>
          <table:table-cell office:value-type="string" calcext:value-type="string">
            <text:p>UVWX</text:p>
          </table:table-cell>
          <table:table-cell office:value-type="string" calcext:value-type="string">
            <text:p>YZ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LUCZ</text:p>
          </table:table-cell>
          <table:table-cell office:value-type="float" office:value="-3" calcext:value-type="float">
            <text:p>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</text:p>
          </table:table-cell>
          <table:table-cell table:formula="of:=IF([.$B$14]&gt;0;CHAR(IF(CODE(LOWER([.A15]))+([.$B$14])&gt;122;CODE(LOWER([.A15]))+([.$B$14])-26;CODE(LOWER([.A15]))+([.$B$14])));CHAR(IF(CODE(LOWER([.A15]))+([.$B$14])&lt;97;CODE(LOWER([.A15]))+([.$B$14])+26;CODE(LOWER([.A15]))+([.$B$14]))))" office:value-type="string" office:string-value="q" calcext:value-type="string">
            <text:p>q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</text:p>
          </table:table-cell>
          <table:table-cell table:formula="of:=IF([.$B$14]&gt;0;CHAR(IF(CODE(LOWER([.A16]))+([.$B$14])&gt;122;CODE(LOWER([.A16]))+([.$B$14])-26;CODE(LOWER([.A16]))+([.$B$14])));CHAR(IF(CODE(LOWER([.A16]))+([.$B$14])&lt;97;CODE(LOWER([.A16]))+([.$B$14])+26;CODE(LOWER([.A16]))+([.$B$14]))))" office:value-type="string" office:string-value="x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</text:p>
          </table:table-cell>
          <table:table-cell table:formula="of:=IF([.$B$14]&gt;0;CHAR(IF(CODE(LOWER([.A17]))+([.$B$14])&gt;122;CODE(LOWER([.A17]))+([.$B$14])-26;CODE(LOWER([.A17]))+([.$B$14])));CHAR(IF(CODE(LOWER([.A17]))+([.$B$14])&lt;97;CODE(LOWER([.A17]))+([.$B$14])+26;CODE(LOWER([.A17]))+([.$B$14]))))" office:value-type="string" office:string-value="g" calcext:value-type="string">
            <text:p>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</text:p>
          </table:table-cell>
          <table:table-cell table:formula="of:=IF([.$B$14]&gt;0;CHAR(IF(CODE(LOWER([.A18]))+([.$B$14])&gt;122;CODE(LOWER([.A18]))+([.$B$14])-26;CODE(LOWER([.A18]))+([.$B$14])));CHAR(IF(CODE(LOWER([.A18]))+([.$B$14])&lt;97;CODE(LOWER([.A18]))+([.$B$14])+26;CODE(LOWER([.A18]))+([.$B$14]))))" office:value-type="string" office:string-value="k" calcext:value-type="string">
            <text:p>k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y</text:p>
          </table:table-cell>
          <table:table-cell table:formula="of:=IF([.$B$14]&gt;0;CHAR(IF(CODE(LOWER([.A19]))+([.$B$14])&gt;122;CODE(LOWER([.A19]))+([.$B$14])-26;CODE(LOWER([.A19]))+([.$B$14])));CHAR(IF(CODE(LOWER([.A19]))+([.$B$14])&lt;97;CODE(LOWER([.A19]))+([.$B$14])+26;CODE(LOWER([.A19]))+([.$B$14]))))" office:value-type="string" office:string-value="v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</text:p>
          </table:table-cell>
          <table:table-cell table:formula="of:=IF([.$B$14]&gt;0;CHAR(IF(CODE(LOWER([.A20]))+([.$B$14])&gt;122;CODE(LOWER([.A20]))+([.$B$14])-26;CODE(LOWER([.A20]))+([.$B$14])));CHAR(IF(CODE(LOWER([.A20]))+([.$B$14])&lt;97;CODE(LOWER([.A20]))+([.$B$14])+26;CODE(LOWER([.A20]))+([.$B$14]))))" office:value-type="string" office:string-value="h" calcext:value-type="string">
            <text:p>h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</text:p>
          </table:table-cell>
          <table:table-cell table:formula="of:=IF([.$B$14]&gt;0;CHAR(IF(CODE(LOWER([.A21]))+([.$B$14])&gt;122;CODE(LOWER([.A21]))+([.$B$14])-26;CODE(LOWER([.A21]))+([.$B$14])));CHAR(IF(CODE(LOWER([.A21]))+([.$B$14])&lt;97;CODE(LOWER([.A21]))+([.$B$14])+26;CODE(LOWER([.A21]))+([.$B$14]))))" office:value-type="string" office:string-value="l" calcext:value-type="string">
            <text:p>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</text:p>
          </table:table-cell>
          <table:table-cell table:formula="of:=IF([.$B$14]&gt;0;CHAR(IF(CODE(LOWER([.A22]))+([.$B$14])&gt;122;CODE(LOWER([.A22]))+([.$B$14])-26;CODE(LOWER([.A22]))+([.$B$14])));CHAR(IF(CODE(LOWER([.A22]))+([.$B$14])&lt;97;CODE(LOWER([.A22]))+([.$B$14])+26;CODE(LOWER([.A22]))+([.$B$14]))))" office:value-type="string" office:string-value="j" calcext:value-type="string">
            <text:p>j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</text:p>
          </table:table-cell>
          <table:table-cell table:formula="of:=IF([.$B$14]&gt;0;CHAR(IF(CODE(LOWER([.A23]))+([.$B$14])&gt;122;CODE(LOWER([.A23]))+([.$B$14])-26;CODE(LOWER([.A23]))+([.$B$14])));CHAR(IF(CODE(LOWER([.A23]))+([.$B$14])&lt;97;CODE(LOWER([.A23]))+([.$B$14])+26;CODE(LOWER([.A23]))+([.$B$14]))))" office:value-type="string" office:string-value="r" calcext:value-type="string">
            <text:p>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</text:p>
          </table:table-cell>
          <table:table-cell table:formula="of:=IF([.$B$14]&gt;0;CHAR(IF(CODE(LOWER([.A24]))+([.$B$14])&gt;122;CODE(LOWER([.A24]))+([.$B$14])-26;CODE(LOWER([.A24]))+([.$B$14])));CHAR(IF(CODE(LOWER([.A24]))+([.$B$14])&lt;97;CODE(LOWER([.A24]))+([.$B$14])+26;CODE(LOWER([.A24]))+([.$B$14]))))" office:value-type="string" office:string-value="k" calcext:value-type="string">
            <text:p>k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</text:p>
          </table:table-cell>
          <table:table-cell table:formula="of:=IF([.$B$14]&gt;0;CHAR(IF(CODE(LOWER([.A25]))+([.$B$14])&gt;122;CODE(LOWER([.A25]))+([.$B$14])-26;CODE(LOWER([.A25]))+([.$B$14])));CHAR(IF(CODE(LOWER([.A25]))+([.$B$14])&lt;97;CODE(LOWER([.A25]))+([.$B$14])+26;CODE(LOWER([.A25]))+([.$B$14]))))" office:value-type="string" office:string-value="f" calcext:value-type="string">
            <text:p>f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</text:p>
          </table:table-cell>
          <table:table-cell table:formula="of:=IF([.$B$14]&gt;0;CHAR(IF(CODE(LOWER([.A26]))+([.$B$14])&gt;122;CODE(LOWER([.A26]))+([.$B$14])-26;CODE(LOWER([.A26]))+([.$B$14])));CHAR(IF(CODE(LOWER([.A26]))+([.$B$14])&lt;97;CODE(LOWER([.A26]))+([.$B$14])+26;CODE(LOWER([.A26]))+([.$B$14]))))" office:value-type="string" office:string-value="h" calcext:value-type="string">
            <text:p>h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</text:p>
          </table:table-cell>
          <table:table-cell table:formula="of:=IF([.$B$14]&gt;0;CHAR(IF(CODE(LOWER([.A27]))+([.$B$14])&gt;122;CODE(LOWER([.A27]))+([.$B$14])-26;CODE(LOWER([.A27]))+([.$B$14])));CHAR(IF(CODE(LOWER([.A27]))+([.$B$14])&lt;97;CODE(LOWER([.A27]))+([.$B$14])+26;CODE(LOWER([.A27]))+([.$B$14]))))" office:value-type="string" office:string-value="x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</text:p>
          </table:table-cell>
          <table:table-cell table:formula="of:=IF([.$B$14]&gt;0;CHAR(IF(CODE(LOWER([.A28]))+([.$B$14])&gt;122;CODE(LOWER([.A28]))+([.$B$14])-26;CODE(LOWER([.A28]))+([.$B$14])));CHAR(IF(CODE(LOWER([.A28]))+([.$B$14])&lt;97;CODE(LOWER([.A28]))+([.$B$14])+26;CODE(LOWER([.A28]))+([.$B$14]))))" office:value-type="string" office:string-value="q" calcext:value-type="string">
            <text:p>q</text:p>
          </table:table-cell>
          <table:table-cell table:number-columns-repeated="102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Tahoma" style:font-family-asian="Tahoma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4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0T11:01:54.563989900</meta:creation-date>
    <dc:date>2020-02-24T08:58:32.469443778</dc:date>
    <meta:editing-cycles>3</meta:editing-cycles>
    <meta:editing-duration>PT9M54S</meta:editing-duration>
    <meta:document-statistic meta:table-count="1" meta:cell-count="136" meta:object-count="0"/>
    <meta:generator>LibreOffice/6.0.7.3$Linux_X86_64 LibreOffice_project/00m0$Build-3</meta:generator>
  </office:meta>
</office:document-meta>
</file>